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1.775cm"/>
    </style:style>
    <style:style style:name="gr2" style:family="graphic" style:parent-style-name="standard">
      <style:graphic-properties draw:stroke="none" draw:fill="none" fo:min-height="3.203cm"/>
    </style:style>
    <style:style style:name="gr3" style:family="graphic">
      <style:graphic-properties style:protect="size"/>
    </style:style>
    <style:style style:name="pr1" style:family="presentation" style:parent-style-name="Alizarin0-title">
      <style:graphic-properties fo:min-height="2.25cm"/>
    </style:style>
    <style:style style:name="pr2" style:family="presentation" style:parent-style-name="Alizarin0-notes">
      <style:graphic-properties draw:fill-color="#ffffff" fo:min-height="13.364cm"/>
    </style:style>
    <style:style style:name="pr3" style:family="presentation" style:parent-style-name="Alizarin-title">
      <style:graphic-properties fo:min-height="2.25cm"/>
    </style:style>
    <style:style style:name="pr4" style:family="presentation" style:parent-style-name="Alizarin-outline1">
      <style:graphic-properties fo:min-height="12.75cm"/>
    </style:style>
    <style:style style:name="pr5" style:family="presentation" style:parent-style-name="Alizarin-notes">
      <style:graphic-properties draw:fill-color="#ffffff" draw:auto-grow-height="true" fo:min-height="13.364cm"/>
    </style:style>
    <style:style style:name="pr6" style:family="presentation" style:parent-style-name="Alizarin-notes">
      <style:graphic-properties draw:fill-color="#ffffff" fo:min-height="13.364cm"/>
    </style:style>
    <style:style style:name="pr7" style:family="presentation" style:parent-style-name="Alizarin-title">
      <style:graphic-properties draw:auto-grow-width="true" fo:min-height="2.25cm" fo:min-width="26.172cm"/>
    </style:style>
    <style:style style:name="pr8" style:family="presentation" style:parent-style-name="Alizarin-title">
      <style:graphic-properties draw:auto-grow-width="true" fo:min-height="2.25cm" fo:min-width="10.082cm"/>
    </style:style>
    <style:style style:name="P1" style:family="paragraph">
      <style:paragraph-properties fo:text-align="end"/>
    </style:style>
    <style:style style:name="P2" style:family="paragraph">
      <loext:graphic-properties draw:fill="none" draw:fill-color="#ffffff"/>
      <style:paragraph-properties fo:text-align="end"/>
      <style:text-properties fo:color="#ffffff" fo:font-size="24pt" fo:font-weight="bold" style:font-weight-asian="bold" style:font-weight-complex="bold"/>
    </style:style>
    <style:style style:name="P3" style:family="paragraph">
      <loext:graphic-properties draw:fill="none"/>
    </style:style>
    <style:style style:name="P4" style:family="paragraph">
      <loext:graphic-properties draw:fill-color="#ffffff"/>
    </style:style>
    <style:style style:name="P5" style:family="paragraph">
      <style:text-properties fo:color="#e74c3c"/>
    </style:style>
    <style:style style:name="P6" style:family="paragraph">
      <style:paragraph-properties fo:margin-left="0cm" fo:margin-right="0cm" fo:margin-top="0cm" fo:margin-bottom="0.5cm" fo:text-align="justify" fo:text-indent="0cm" style:text-autospace="ideograph-alpha" style:punctuation-wrap="hanging"/>
    </style:style>
    <style:style style:name="P7" style:family="paragraph">
      <style:paragraph-properties fo:text-align="justify"/>
    </style:style>
    <style:style style:name="T1" style:family="text">
      <style:text-properties fo:color="#ffffff" fo:font-size="40pt" fo:font-weight="bold" style:font-size-asian="40pt" style:font-weight-asian="bold" style:font-size-complex="40pt" style:font-weight-complex="bold"/>
    </style:style>
    <style:style style:name="T2" style:family="text">
      <style:text-properties fo:color="#ffffff" fo:font-size="24pt" fo:font-weight="bold" style:font-weight-asian="bold" style:font-weight-complex="bold"/>
    </style:style>
    <style:style style:name="T3" style:family="text">
      <style:text-properties fo:font-size="24pt"/>
    </style:style>
    <style:style style:name="T4" style:family="text">
      <style:text-properties fo:color="#e74c3c" fo:font-size="22pt" style:font-size-asian="22pt" style:font-size-complex="22pt"/>
    </style:style>
    <style:style style:name="T5" style:family="text">
      <style:text-properties fo:font-size="36pt" style:font-size-asian="36pt" style:font-size-complex="36pt"/>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text-position="super 58%" fo:font-style="normal" style:font-style-asian="normal" style:font-style-complex="normal"/>
    </style:style>
    <style:style style:name="T9" style:family="text">
      <style:text-properties style:text-position="super 58%"/>
    </style:style>
    <style:style style:name="T10"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Dialect, Nation and Language</text:p>
          </draw:text-box>
        </draw:frame>
        <draw:frame draw:style-name="gr1" draw:text-style-name="P2" draw:layer="layout" svg:width="19.6cm" svg:height="2.025cm" svg:x="7.4cm" svg:y="8.8cm">
          <draw:text-box>
            <text:p text:style-name="P1"><text:span text:style-name="T1">Einar Haugen</text:span><text:span text:style-name="T2"> </text:span></text:p>
          </draw:text-box>
        </draw:frame>
        <draw:frame draw:style-name="gr2" draw:text-style-name="P3" draw:layer="layout" svg:width="11.97cm" svg:height="3.453cm" svg:x="14.83cm" svg:y="13.6cm">
          <draw:text-box>
            <text:p><text:span text:style-name="T3">A Presentation by </text:span></text:p>
            <text:p><text:span text:style-name="T3">Abhigyan Ghosh, IIIT Hyderabad </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A Small Abstract</text:p>
          </draw:text-box>
        </draw:frame>
        <draw:frame presentation:style-name="pr4" draw:text-style-name="P5" draw:layer="layout" svg:width="25.5cm" svg:height="13cm" svg:x="1cm" svg:y="5.5cm" presentation:class="outline">
          <draw:text-box>
            <text:list text:style-name="L2">
              <text:list-item>
                <text:p><text:span text:style-name="T4">The impossibility of stating precisely how many “languages” or “dialects” are spoken in the world is due to the ambiguities of meaning present in these terms, which is shown to stem from the original use of “dialect” to refer to the literary dialects of ancient Greece. In most wages the term “language” is superordinate to “dialect,” but the nature of this relationship may be either linguistic or social, the latter problem falling in the province of sociolinguistics. It is shown how the development of a vernacular, popularly called a dialect, into a language is intimately related to the development of writing and the growth of nationalism. This process is shown to involve the selection, codification, acceptance, and elaboration of a linguistic norm.</text:span></text:p>
              </text:list-item>
            </text:list>
          </draw:text-box>
        </draw:frame>
        <presentation:notes draw:style-name="dp2">
          <draw:page-thumbnail draw:style-name="gr3"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The Big Question</text:p>
          </draw:text-box>
        </draw:frame>
        <draw:frame presentation:style-name="pr4" draw:layer="layout" svg:width="25.5cm" svg:height="13cm" svg:x="1cm" svg:y="5.5cm" presentation:class="outline" presentation:user-transformed="true">
          <draw:text-box>
            <text:list text:style-name="L2">
              <text:list-item>
                <text:p text:style-name="P6">A typical question asked of the linguist is: “How many language are there in the world?” or: “How many dialects are there in this country?”</text:p>
              </text:list-item>
            </text:list>
            <text:p>In the following slides we will try to understand the terms dialect and language as a whole and see what we mean when we say “dialect” or “language” and how do they differ.</text:p>
            <text:p>Also we will see how dialects transform into languages.</text:p>
          </draw:text-box>
        </draw:frame>
        <presentation:notes draw:style-name="dp2">
          <draw:page-thumbnail draw:style-name="gr3"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7" draw:layer="layout" svg:width="26.172cm" svg:height="2.5cm" svg:x="0.4cm" svg:y="0.8cm" presentation:class="title" presentation:user-transformed="true">
          <draw:text-box>
            <text:p><text:span text:style-name="T5">Origin of the terms “Language” and “Dialect”</text:span></text:p>
          </draw:text-box>
        </draw:frame>
        <draw:frame presentation:style-name="pr4" draw:layer="layout" svg:width="25.5cm" svg:height="13cm" svg:x="1cm" svg:y="5.5cm" presentation:class="outline">
          <draw:text-box>
            <text:p text:style-name="P6"><text:span text:style-name="T6">The oldest attestation in the OED for ‘Language’ is from 1290 “With men þat onder-stoden hire language.”</text:span></text:p>
            <text:list text:style-name="L2">
              <text:list-item>
                <text:p text:style-name="P6">It was borrowed from French which which derived it from Latin lingua with the probable form <text:span text:style-name="T7">lingualicum, </text:span><text:span text:style-name="T6">first attested in the 12</text:span><text:span text:style-name="T8">th</text:span><text:span text:style-name="T6"> century.</text:span></text:p>
              </text:list-item>
              <text:list-item>
                <text:p text:style-name="P6"><text:span text:style-name="T6">‘</text:span><text:span text:style-name="T6">Dialect’ is a learned loan from Greek and first appeared in 1579 in Renaissance in reference to “certain Hebrue dialects”</text:span></text:p>
              </text:list-item>
              <text:list-item>
                <text:p><text:span text:style-name="T6">Earliest French references are only 100 years old adn speaks of Greek as being “abondante en dialectes” <text:s text:c="2"/></text:span></text:p>
              </text:list-item>
            </text:list>
          </draw:text-box>
        </draw:frame>
        <presentation:notes draw:style-name="dp2">
          <draw:page-thumbnail draw:style-name="gr3"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8" draw:layer="layout" svg:width="10.082cm" svg:height="2.5cm" svg:x="0.4cm" svg:y="1cm" presentation:class="title" presentation:user-transformed="true">
          <draw:text-box>
            <text:p>The Greek Situation</text:p>
          </draw:text-box>
        </draw:frame>
        <draw:frame presentation:style-name="pr4" draw:layer="layout" svg:width="25.5cm" svg:height="13cm" svg:x="1cm" svg:y="5.5cm" presentation:class="outline" presentation:user-transformed="true">
          <draw:text-box>
            <text:list text:style-name="L2">
              <text:list-item>
                <text:p text:style-name="P6">While these “dialects” bore the names of various Greek regions, they were not spoken but written varieties of Greek, each one specialized for certain literary uses.</text:p>
              </text:list-item>
            </text:list>
            <text:p text:style-name="P6">In the post classical period these dialects dialects disappeared and were replaced by a norm known as <text:span text:style-name="T7">koiné, </text:span><text:span text:style-name="T6">essentially the dialect of Athens.</text:span></text:p>
            <text:p><text:span text:style-name="T6">The Greek situation has provided the model for all later usage of the two terms “language” and “dialect.” <text:s/></text:span></text:p>
          </draw:text-box>
        </draw:frame>
        <presentation:notes draw:style-name="dp2">
          <draw:page-thumbnail draw:style-name="gr3"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Takeaway from the Greek Situation</text:p>
          </draw:text-box>
        </draw:frame>
        <draw:frame presentation:style-name="pr4" draw:layer="layout" svg:width="25.5cm" svg:height="13cm" svg:x="1cm" svg:y="5.5cm" presentation:class="outline">
          <draw:text-box>
            <text:list text:style-name="L2">
              <text:list-item>
                <text:p text:style-name="P6"><text:span text:style-name="T6">In a descriptive, synchronic sense “language can refer either to a single linguistic norm, or to a group of related norms. In a historical, diachronic sense “language” can either be a common language on its way to dissolution, or a common language resulting from unification. A “dialect” is then any one of the related norms comprised under the general name ”language,” historically the result of either divergence or convergence.</text:span></text:p>
              </text:list-item>
            </text:list>
            <text:p><text:span text:style-name="T6">Since this historical process can be indefinitely repeated, the two terms are cyclically applicable, with “language” always the superordinate and “dialect” the subordinate term.</text:span></text:p>
          </draw:text-box>
        </draw:frame>
        <presentation:notes draw:style-name="dp2">
          <draw:page-thumbnail draw:style-name="gr3"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The French “<text:span text:style-name="T7">Patios”</text:span></text:p>
          </draw:text-box>
        </draw:frame>
        <draw:frame presentation:style-name="pr4" draw:text-style-name="P7" draw:layer="layout" svg:width="25.5cm" svg:height="13cm" svg:x="1cm" svg:y="5.5cm" presentation:class="outline" presentation:user-transformed="true">
          <draw:text-box>
            <text:list text:style-name="L2">
              <text:list-item>
                <text:p text:style-name="P6">In French usage a third term developed,<text:span text:style-name="T7"> patois</text:span>, which applied primarily to the spoken language. The term <text:span text:style-name="T7">dialecte</text:span> is defined in the dictionary of the Académie française and other French dictionaries as “variété régionale d’une langue.” Littré (1956) explicitly requires that a dialect “include a complte literary culture” (comportant une complète culture litéteraire).</text:p>
              </text:list-item>
            </text:list>
            <text:p text:style-name="P6">This usage reflects the special French situation, in which there were a number of regional written standards, which were then superseded by the written standard of Paris.</text:p>
            <text:p text:style-name="P6"><text:s/>The French dialects were regional, like the Greek, and literary, but not functionally distinguished like the Greek.</text:p>
            <text:p text:style-name="P6">A patois, then, is a language norm not used for literary (and hence official) purposes, chiefly limited to informal purposes.</text:p>
            <text:p text:style-name="P7">It was never adopted into English and dialect was the term that carried it’s meaning</text:p>
          </draw:text-box>
        </draw:frame>
        <presentation:notes draw:style-name="dp2">
          <draw:page-thumbnail draw:style-name="gr3"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A New Meaning to “dialect”</text:p>
          </draw:text-box>
        </draw:frame>
        <draw:frame presentation:style-name="pr4" draw:text-style-name="P7" draw:layer="layout" svg:width="25.5cm" svg:height="13cm" svg:x="1cm" svg:y="5.5cm" presentation:class="outline" presentation:user-transformed="true">
          <draw:text-box>
            <text:list text:style-name="L2">
              <text:list-item>
                <text:p text:style-name="P6">Dialect is a term that suggests informal or lower-class or rural speech.</text:p>
              </text:list-item>
            </text:list>
            <text:p text:style-name="P6">Their usage is quite undefined and considered to be outside the language itself. <text:s text:c="2"/></text:p>
            <text:p text:style-name="P6">This results from the <text:span text:style-name="T7">de facto </text:span><text:span text:style-name="T6">development of a standard language with all the segregation of an elite and the pyramidal power structure that it has usually implied.</text:span></text:p>
            <text:p text:style-name="P6"><text:span text:style-name="T6">As a social norm, a dialect is excluded from polite society.</text:span></text:p>
            <text:p text:style-name="P6"><text:span text:style-name="T6">Example: “Tuscan” and “Piedmontese” in Italy.</text:span></text:p>
            <text:p text:style-name="P7"><text:span text:style-name="T6">Dialects are stigmatized and the upper-class language is automatically established as the correct form of expression.</text:span></text:p>
          </draw:text-box>
        </draw:frame>
        <presentation:notes draw:style-name="dp2">
          <draw:page-thumbnail draw:style-name="gr3"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A Renaissance in Linguistic Science</text:p>
          </draw:text-box>
        </draw:frame>
        <draw:frame presentation:style-name="pr4" draw:text-style-name="P7" draw:layer="layout" svg:width="25.5cm" svg:height="13cm" svg:x="1cm" svg:y="5.5cm" presentation:class="outline">
          <draw:text-box>
            <text:list text:style-name="L2">
              <text:list-item>
                <text:p text:style-name="P6">In trying to clarify these relationships, linguistic science has been moderately successful.</text:p>
              </text:list-item>
            </text:list>
            <text:p text:style-name="P6">Even in the Renaissance, it was perfectly clear to linguists that the term “language” was associated with the rise of a nation to conscious unity and identity </text:p>
            <text:p text:style-name="P6">This kind of historical development, by which convergence was achieved at the expense of deviating varieties, was familiar to the men of that age. But the arbitrary tower-of-Babel approach to linguistic divergence was dispelled by the discovery, in the early 19th century, of historical regularity. </text:p>
            <text:p text:style-name="P7"><text:s/>The realization that languages have resulted from dialect-splitting gave a new content to the terms and made it possible to begin calling languages like English and German “dialects” of a Germanic “language.”</text:p>
          </draw:text-box>
        </draw:frame>
        <presentation:notes draw:style-name="dp2">
          <draw:page-thumbnail draw:style-name="gr3"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A 19<text:span text:style-name="T9">th</text:span> Century Problem</text:p>
          </draw:text-box>
        </draw:frame>
        <draw:frame presentation:style-name="pr4" draw:text-style-name="P7" draw:layer="layout" svg:width="25.5cm" svg:height="13cm" svg:x="1cm" svg:y="5.5cm" presentation:class="outline" presentation:user-transformed="true">
          <draw:text-box>
            <text:list text:style-name="L2">
              <text:list-item>
                <text:p text:style-name="P6">But in the mid-19th century, when scientific study of the rural and socially disadvantaged dialects began, a generation of research was sufficient to revolutionize the whole idea of how a dialect arises.</text:p>
              </text:list-item>
            </text:list>
            <text:p text:style-name="P6">Languages do not split like branches of a tree, neither are the linguistic boundaries of an neatly markable. </text:p>
            <text:p text:style-name="P6">It was discovered that rather individual linguistic traits diffuse through social space and formed isoglosses that rarely coincided.</text:p>
            <text:p text:style-name="P7">Two differing points of view were proposed to view any linguistic structure, one that said it can be seen as a unitary structure (a “language”) the other said it can be seen as one of several partially overlapping structures (the “dialects”). </text:p>
          </draw:text-box>
        </draw:frame>
        <presentation:notes draw:style-name="dp2">
          <draw:page-thumbnail draw:style-name="gr3"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Unification vs. diversification</text:p>
          </draw:text-box>
        </draw:frame>
        <draw:frame presentation:style-name="pr4" draw:text-style-name="P7" draw:layer="layout" svg:width="25.5cm" svg:height="13cm" svg:x="1cm" svg:y="5.5cm" presentation:class="outline">
          <draw:text-box>
            <text:list text:style-name="L2">
              <text:list-item>
                <text:p text:style-name="P6">Theory of language as a unified structure is a fruitful hypothesis, making it possible to produce an exhaustive and self-consistent description. But it excludes as “free variation” a great many inconsistencies within the speech of any informant, and it fails to account for the fact that communication is possible between users of identifiably different codes. </text:p>
              </text:list-item>
            </text:list>
            <text:p text:style-name="P7">Comparative grammar succeeded in reconstructing the common structure from which “dialects” could be derived. Contrastive grammar has tried to program the differences between languages in order to ease the learner’s task or, on a higher theoretical plane, to arrive a t a linguistic typology. But there is still no calculus that permits us to describe the differences between languages in a coherent and theoretically valid way.</text:p>
          </draw:text-box>
        </draw:frame>
        <presentation:notes draw:style-name="dp2">
          <draw:page-thumbnail draw:style-name="gr3"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A Problem of Comprehension</text:p>
          </draw:text-box>
        </draw:frame>
        <draw:frame presentation:style-name="pr4" draw:text-style-name="P7" draw:layer="layout" svg:width="25.5cm" svg:height="13cm" svg:x="1cm" svg:y="5.5cm" presentation:class="outline">
          <draw:text-box>
            <text:list text:style-name="L2">
              <text:list-item>
                <text:p text:style-name="P6"><text:s/>While analysing languages, one may come across different speech-forms which have enough cognates to make it certain that they developed from a common ancestor. The dialects maybe intelligible to the speakers of the other related speech-forms. If not they maybe considered as part of a separate language.</text:p>
              </text:list-item>
            </text:list>
            <text:p text:style-name="P6">This attempt to classify the speech-form by synchronic dimension of comprehension is extremely uncertain.</text:p>
            <text:p text:style-name="P7">Between total incomprehension and total comprehension there is a large twilight zone of partial comprehension in which something occurs that we may call “semicommunication” which creates problem for the above type of classification.</text:p>
          </draw:text-box>
        </draw:frame>
        <presentation:notes draw:style-name="dp2">
          <draw:page-thumbnail draw:style-name="gr3"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text:span text:style-name="T10">Language and Dialect Relationship: A Sociolinguistic Perspective</text:span></text:p>
          </draw:text-box>
        </draw:frame>
        <draw:frame presentation:style-name="pr4" draw:layer="layout" svg:width="25.5cm" svg:height="13cm" svg:x="1cm" svg:y="5.5cm" presentation:class="outline" presentation:user-transformed="true">
          <draw:text-box>
            <text:list text:style-name="L2">
              <text:list-item>
                <text:p text:style-name="P6">A “language” is thus functionally defined as a superposed norm used by speakers whose first and ordinary language might be different.</text:p>
              </text:list-item>
            </text:list>
            <text:p text:style-name="P6">A language is the medium of communication between speakers of different dialects which is within the limits established by their linguistic cognacy.</text:p>
            <text:p text:style-name="P6">Because of its wider functions it is likely to be embraced with a reverence, a language loyalty, that the dialects do not enjoy.</text:p>
            <text:p>This dimension of functional superiority and inferiority is usually disregarded by linguists, but it is an essential part of the sociolinguistics's concern. It becomes his special and complex task to define the social functions of each language or dialect and the prestige that attaches to each of these.</text:p>
          </draw:text-box>
        </draw:frame>
        <presentation:notes draw:style-name="dp2">
          <draw:page-thumbnail draw:style-name="gr3"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Underdeveloped” Language ?</text:p>
          </draw:text-box>
        </draw:frame>
        <draw:frame presentation:style-name="pr4" draw:text-style-name="P7" draw:layer="layout" svg:width="25.5cm" svg:height="13cm" svg:x="1cm" svg:y="5.5cm" presentation:class="outline">
          <draw:text-box>
            <text:list text:style-name="L2">
              <text:list-item>
                <text:p text:style-name="P7"><text:s/>Only that it has not been employed in all the functions that a language can perform in a society larger than that of the local tribe or peasant village. The history of languages demonstrates convincingly that there is no such thing as an inherently handicapped language. All the great languages of today were once undeveloped. Rather than speak of undeveloped languages as “dialects,” after the popular fashion, it would be better to call them “vernaculars,” or some such term, and limit “dialect” to the linguist’s meaning of a “cognate variety.”</text:p>
              </text:list-item>
            </text:list>
          </draw:text-box>
        </draw:frame>
        <presentation:notes draw:style-name="dp2">
          <draw:page-thumbnail draw:style-name="gr3"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Relationship between Language and Nation</text:p>
          </draw:text-box>
        </draw:frame>
        <draw:frame presentation:style-name="pr4" draw:text-style-name="P7" draw:layer="layout" svg:width="26cm" svg:height="14.6cm" svg:x="1cm" svg:y="4.4cm" presentation:class="outline" presentation:user-transformed="true">
          <draw:text-box>
            <text:list text:style-name="L2">
              <text:list-item>
                <text:p text:style-name="P7">The Greeks, Romans and Modern Imperialists sought the method of conquest to spread their respective language.</text:p>
              </text:list-item>
              <text:list-item>
                <text:p text:style-name="P7">The invention of printing, the rise of industry, and the spread of popular education have brought into being the modern nation-state, which extends some of the loyalties of the family and the neighbourhood or the clan to the whole state. Nation and language have become inextricably intertwined.</text:p>
              </text:list-item>
              <text:list-item>
                <text:p text:style-name="P7">Every self-respecting nation has to have a fully developed language. Here we will consider a nation to be a political unit only.</text:p>
              </text:list-item>
              <text:list-item>
                <text:p text:style-name="P7">On the individual’s personal and local identity, language superimposes a national one by identifying his ego with that of all others within the nation and separating it from that of all others outside the nation.</text:p>
              </text:list-item>
            </text:list>
          </draw:text-box>
        </draw:frame>
        <presentation:notes draw:style-name="dp2">
          <draw:page-thumbnail draw:style-name="gr3"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Regional Loyalties vs. National Interests</text:p>
          </draw:text-box>
        </draw:frame>
        <draw:frame presentation:style-name="pr4" draw:text-style-name="P7" draw:layer="layout" svg:width="25.5cm" svg:height="13cm" svg:x="1cm" svg:y="5cm" presentation:class="outline" presentation:user-transformed="true">
          <draw:text-box>
            <text:list text:style-name="L2">
              <text:list-item>
                <text:p text:style-name="P7">Since the encouragement of such loyalty requires free and rather intense communication within the nation, the national ideal demands that there be a single linguistic code by means of which this communication can take place.</text:p>
              </text:list-item>
              <text:list-item>
                <text:p text:style-name="P7">Countries like Switzerland, Belgium, Yugoslavia and Canada feel handicapped since they have to use more than one official languages as it means that the country is loosely bound and prone to internal conflict. </text:p>
              </text:list-item>
              <text:list-item>
                <text:p text:style-name="P7">Countries like France refuse to acknowledge the provincial dialects <text:s/>in their census to ward off disruptive forces.</text:p>
              </text:list-item>
              <text:list-item>
                <text:p text:style-name="P7">The dialects, at least if they threaten to become languages, are potentially disruptive forces in a unified nation: they appeal to local loyalties, which could conceivably come into conflict with national loyalty.</text:p>
              </text:list-item>
            </text:list>
          </draw:text-box>
        </draw:frame>
        <presentation:notes draw:style-name="dp2">
          <draw:page-thumbnail draw:style-name="gr3"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A Mark of National Identity</text:p>
          </draw:text-box>
        </draw:frame>
        <draw:frame presentation:style-name="pr4" draw:text-style-name="P7" draw:layer="layout" svg:width="25.5cm" svg:height="13cm" svg:x="1cm" svg:y="5.5cm" presentation:class="outline" presentation:user-transformed="true">
          <draw:text-box>
            <text:list text:style-name="L2">
              <text:list-item>
                <text:p text:style-name="P7">Like any unit, a nation tries to minimize internal differences and maximize external ones. Nationalism has also tended to encourage external distinction.</text:p>
              </text:list-item>
              <text:list-item>
                <text:p text:style-name="P7">In language this has meant the urge not only to have one language, but to have one’s own language. This automatically secludes the population from other populations, who might otherwise undermine its loyalty.</text:p>
              </text:list-item>
              <text:list-item>
                <text:p text:style-name="P7">The urge for separatism has come into sharp conflict with the urge for international contact and for the advantages accruing both to individual and nation from such contact.</text:p>
              </text:list-item>
            </text:list>
          </draw:text-box>
        </draw:frame>
        <presentation:notes draw:style-name="dp2">
          <draw:page-thumbnail draw:style-name="gr3"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Choice of a National Language</text:p>
          </draw:text-box>
        </draw:frame>
        <draw:frame presentation:style-name="pr4" draw:text-style-name="P7" draw:layer="layout" svg:width="25.5cm" svg:height="13.6cm" svg:x="1cm" svg:y="4.8cm" presentation:class="outline" presentation:user-transformed="true">
          <draw:text-box>
            <text:list text:style-name="L2">
              <text:list-item>
                <text:p text:style-name="P7">Whenever any important segment of the population, an elite, is familiar with the language of another nation, it is tempting to make use of this as the medium of government, simply as a matter of convenience. </text:p>
              </text:list-item>
              <text:list-item>
                <text:p text:style-name="P7">If this is also the language of most of the people, the problem is easily solved; at most it involves the question of whether provincialisms are to be recognized as acceptable. </text:p>
              </text:list-item>
              <text:list-item>
                <text:p text:style-name="P7">But where it is not, there is the necessity of linguistically re-educating a population, with all the effort and disruption of cultural unity that this entails. The cost of re-education is not just the expense in terms of dollars and cents, but the malaise of training one’s children in a medium that is not their own, and of alienation from one’s own past.</text:p>
              </text:list-item>
              <text:list-item>
                <text:p text:style-name="P7">The alternative is to develop one’s own language, as Finland did in the 19th century, or Israel did in the 20th. Different languages start at different points: Finland’s was an unwritten vernacular, Israel’s an unspoken standard. Today both are standards capable of conveying every concept of modern learning and every subtlety of modern literature. Whatever they may lack is being supplied by deliberate planning, which in modern states is often an important part of the development process.</text:p>
              </text:list-item>
            </text:list>
          </draw:text-box>
        </draw:frame>
        <presentation:notes draw:style-name="dp2">
          <draw:page-thumbnail draw:style-name="gr3"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Criterion for Standard Languages</text:p>
          </draw:text-box>
        </draw:frame>
        <draw:frame presentation:style-name="pr4" draw:text-style-name="P7" draw:layer="layout" svg:width="25.5cm" svg:height="13.5cm" svg:x="1cm" svg:y="5cm" presentation:class="outline" presentation:user-transformed="true">
          <draw:text-box>
            <text:list text:style-name="L3">
              <text:list-item>
                <text:p text:style-name="P7"><text:s/>It is a significant and probably crucial requirement for a standard language that it be written. This is not to say that languages need to be written in order to spread widely or be the medium of great empires. <text:s/>written languages establish models across time and space, and they were subject to regular and inexorable linguistic change. It is often held that written language impedes the “natural” development of spoken language.</text:p>
              </text:list-item>
              <text:list-item>
                <text:p text:style-name="P7"><text:s/>Speech is basic in learning language. The spoken language is acquired by nearly all its users before they can possibly read or write. Its form is to a great extent transmitted from one generation of children to the next. Writing is conveyed by hand and eye, mobilizes the personality less completely, and provides for only a delayed response. Oral confrontation is of basic importance in all societies, but in a complex, literate society it is overlaid and supplemented by the role of writing.</text:p>
              </text:list-item>
            </text:list>
          </draw:text-box>
        </draw:frame>
        <presentation:notes draw:style-name="dp2">
          <draw:page-thumbnail draw:style-name="gr3"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Standardization of <text:s/>a Language – Heiz Kloss’ View</text:p>
          </draw:text-box>
        </draw:frame>
        <draw:frame presentation:style-name="pr4" draw:text-style-name="P7" draw:layer="layout" svg:width="25.5cm" svg:height="13cm" svg:x="1cm" svg:y="5.5cm" presentation:class="outline" presentation:user-transformed="true">
          <draw:text-box>
            <text:list text:style-name="L2">
              <text:list-item>
                <text:p text:style-name="P7">As the people developed a sense of cohesion around a common government, their language became a vehicle and a symbol of their unity. </text:p>
              </text:list-item>
              <text:list-item>
                <text:p text:style-name="P7">In a study of the new standards developed since 1800 for Germanic languages, Heinz Kloss has suggested that there may be a typical profile for what he has called the “Ausbau” of a new language. First comes its use for purely humorous or folkloristic purposes. Then lyric writers may adopt it, followed by prose narrators. But it has not reached a crucial stage of development until success is achieved in writing serious expository prose, or what he calls “Zweckschrifttum.” Beyond this comes the elaboration of the language for purposes of technical and scientific writing and government use. Each of these “domains” (as Fishman [1964] has called them) constitutes a challenge for the language in its attempt to achieve full development.</text:p>
              </text:list-item>
              <text:list-item>
                <text:p text:style-name="P7"/>
              </text:list-item>
            </text:list>
          </draw:text-box>
        </draw:frame>
        <presentation:notes draw:style-name="dp2">
          <draw:page-thumbnail draw:style-name="gr3" draw:layer="layout" svg:width="14.848cm" svg:height="11.136cm" svg:x="3.075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Ferguson’s Categorization</text:p>
          </draw:text-box>
        </draw:frame>
        <draw:frame presentation:style-name="pr4" draw:text-style-name="P7" draw:layer="layout" svg:width="25.5cm" svg:height="13.7cm" svg:x="1cm" svg:y="4.8cm" presentation:class="outline" presentation:user-transformed="true">
          <draw:text-box>
            <text:list text:style-name="L2">
              <text:list-item>
                <text:p>While making a survey of the world’s standard languages, Ferguson proposed (1962) to classify them along two dimensions: their degree of standardization (St. 0, 1, 2) and their utilization in writing (W 0, 1, 2, 3). </text:p>
              </text:list-item>
              <text:list-item>
                <text:p>Zero meant in each case no appreciable standardization or writing. </text:p>
              </text:list-item>
              <text:list-item>
                <text:p>St. 1meant that a language was standardized in more than one mode, as is the case, for example, with Armenian, Greek, Serbo-Croatian, and Hindi-Urdu. He also included Norwegian, but it is a t least arguable that we are here dealing with two languages. </text:p>
              </text:list-item>
              <text:list-item>
                <text:p>St. 2 he defined as a language having a “single, widely accepted norm which is felt to be appropriate with only minor modifications or variations for all purposes for which the language is used.” </text:p>
              </text:list-item>
              <text:list-item>
                <text:p>W1 he applied to a language used for “normal written purposes,’’ W2 to one used for “original research in physical sciences,” and W3 to one used for “translations and résumés of scientific work in other languages.”</text:p>
              </text:list-item>
            </text:list>
          </draw:text-box>
        </draw:frame>
        <presentation:notes draw:style-name="dp2">
          <draw:page-thumbnail draw:style-name="gr3" draw:layer="layout" svg:width="14.848cm" svg:height="11.136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Merits of Ferguson’s Categorization</text:p>
          </draw:text-box>
        </draw:frame>
        <draw:frame presentation:style-name="pr4" draw:text-style-name="P7" draw:layer="layout" svg:width="25.5cm" svg:height="13cm" svg:x="1cm" svg:y="5.5cm" presentation:class="outline">
          <draw:text-box>
            <text:list text:style-name="L2">
              <text:list-item>
                <text:p text:style-name="P7">These categories suggest the path that “underdeveloped” languages must take to become adequate instruments for a modern nation. The “standardization” to which Ferguson refers applies primarily to developing the form of a language, i.e., its linguistic structure, including phonology, grammar, and lexicon called the problem of <text:span text:style-name="T7">codification</text:span>. Ferguson’s scale of “utilization in writing” applies rather to the functions of a language called the problem of <text:span text:style-name="T7">elaboration</text:span>. As the ideal goals of a standard language, codification may be defined as minimal variation in form, elaboration as maximal variation in function.</text:p>
              </text:list-item>
            </text:list>
          </draw:text-box>
        </draw:frame>
        <presentation:notes draw:style-name="dp2">
          <draw:page-thumbnail draw:style-name="gr3"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The Ideal Language</text:p>
          </draw:text-box>
        </draw:frame>
        <draw:frame presentation:style-name="pr4" draw:text-style-name="P7" draw:layer="layout" svg:width="25.5cm" svg:height="13cm" svg:x="1cm" svg:y="5.5cm" presentation:class="outline" presentation:user-transformed="true">
          <draw:text-box>
            <text:list text:style-name="L2">
              <text:list-item>
                <text:p text:style-name="P7">The ideal case of minimal variation in form would be a hypothetical, “pure” variety of a language having only one spelling and one pronunciation for every word, one word for every meaning, and one grammatical framework for all utterances which would reduce “code noise”, a condition best attained if the language has a high degree of stability, a quality emphasized by many writers on the subject.</text:p>
              </text:list-item>
              <text:list-item>
                <text:p text:style-name="P7">Stability means the slowing down or complete stoppage of linguistic change. It means the fixation forever (or for as long as possible) of a uniform norm. In practice such fixation has proved to be chimerical, since even the most stable of norms inevitably changes as generations come and go. At all times the standard is threatened by the existence of rival norms, the so-called “dialects,” among its users. It is liable to interference from them and eventually to complete fragmentation by them.</text:p>
              </text:list-item>
              <text:list-item>
                <text:p text:style-name="P7"/>
              </text:list-item>
              <text:list-item>
                <text:p text:style-name="P7"/>
              </text:list-item>
              <text:list-item>
                <text:p text:style-name="P7"/>
              </text:list-item>
            </text:list>
          </draw:text-box>
        </draw:frame>
        <presentation:notes draw:style-name="dp2">
          <draw:page-thumbnail draw:style-name="gr3"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The Ideal Language</text:p>
          </draw:text-box>
        </draw:frame>
        <draw:frame presentation:style-name="pr4" draw:text-style-name="P7" draw:layer="layout" svg:width="25.5cm" svg:height="13cm" svg:x="1cm" svg:y="5.5cm" presentation:class="outline" presentation:user-transformed="true">
          <draw:text-box>
            <text:list text:style-name="L2">
              <text:list-item>
                <text:p text:style-name="P7">Apparently opposed to the strict codification of form stands the maximal variation or elaboration of function one expects from a fully developed language. It must answer to the needs of a variety of communities, classes, occupations, and interest groups. It must meet the basic test of <text:span text:style-name="T7">adequacy</text:span>.</text:p>
              </text:list-item>
              <text:list-item>
                <text:p text:style-name="P7">Writing, which provides for the virtually unlimited storage and distribution of vocabulary, is the technological device enabling a modern standard language to meet the needs of every speciality devised by it’s users.</text:p>
              </text:list-item>
            </text:list>
          </draw:text-box>
        </draw:frame>
        <presentation:notes draw:style-name="dp2">
          <draw:page-thumbnail draw:style-name="gr3" draw:layer="layout" svg:width="14.848cm" svg:height="11.136cm" svg:x="3.075cm" svg:y="2.257cm" draw:page-number="24" presentation:class="page"/>
          <draw:frame presentation:style-name="pr6" draw:text-style-name="P4"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Codification</text:p>
          </draw:text-box>
        </draw:frame>
        <draw:frame presentation:style-name="pr4" draw:text-style-name="P7" draw:layer="layout" svg:width="25.5cm" svg:height="13cm" svg:x="1cm" svg:y="5.5cm" presentation:class="outline" presentation:user-transformed="true">
          <draw:text-box>
            <text:list text:style-name="L2">
              <text:list-item>
                <text:p text:style-name="P7">While form and function may generally be distinguished as we have just done, there is one area in which they overlap. Elaboration of function may lead to complexity of form, and, contrariwise, unity of form may lead to rigidity of function. This area of interaction between form and function is the domain of style. A codification may be so rigid as to prevent the use of a language for other than formal purposes.</text:p>
                <text:p text:style-name="P7"><text:s/>These styles, which could be called “functional dialects,” provide wealth and diversity within a language and ensure that the stability or rigidity of the norm will have an element of elasticity as well, A complete language has its formal and informal styles, its regional accents, and its class or occupational jargons, which do not destroy its unity so long as they are clearly diversified in function and show a reasonable degree of solidarity with one another.</text:p>
              </text:list-item>
              <text:list-item>
                <text:p text:style-name="P7"/>
              </text:list-item>
            </text:list>
          </draw:text-box>
        </draw:frame>
        <presentation:notes draw:style-name="dp2">
          <draw:page-thumbnail draw:style-name="gr3" draw:layer="layout" svg:width="14.848cm" svg:height="11.136cm" svg:x="3.075cm" svg:y="2.257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Selection</text:p>
          </draw:text-box>
        </draw:frame>
        <draw:frame presentation:style-name="pr4" draw:text-style-name="P7" draw:layer="layout" svg:width="25.5cm" svg:height="13cm" svg:x="1cm" svg:y="5.5cm" presentation:class="outline" presentation:user-transformed="true">
          <draw:text-box>
            <text:list text:style-name="L2">
              <text:list-item>
                <text:p text:style-name="P7">Neither codification nor elaboration is likely to proceed very far unless the community can agree on the selection of some kind of a model from which the norm can be derived. Where a new norm is to be established, the problem will be as complex as the sociolinguistic structure of the people involved. To choose any one vernacular as a norm means to favour the group of people speaking that variety. It gives them prestige as norm-bearers and a head-start in the race for power and position. If a recognized 6lite already exists with a characteristic vernacular, its norm will almost inevitably prevail. But where there are socially coordinate groups of people within the community, usually distributed regionally or tribally, the choice of any one will meet with resistance from the rest. It is a question of solidarity vs. alienation.</text:p>
              </text:list-item>
            </text:list>
          </draw:text-box>
        </draw:frame>
        <presentation:notes draw:style-name="dp2">
          <draw:page-thumbnail draw:style-name="gr3" draw:layer="layout" svg:width="14.848cm" svg:height="11.136cm" svg:x="3.075cm" svg:y="2.257cm" draw:page-number="26" presentation:class="page"/>
          <draw:frame presentation:style-name="pr6" draw:text-style-name="P4"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Acceptance</text:p>
          </draw:text-box>
        </draw:frame>
        <draw:frame presentation:style-name="pr4" draw:text-style-name="P7" draw:layer="layout" svg:width="25.5cm" svg:height="13cm" svg:x="1cm" svg:y="5.5cm" presentation:class="outline" presentation:user-transformed="true">
          <draw:text-box>
            <text:list text:style-name="L2">
              <text:list-item>
                <text:p text:style-name="P7">Finally, a standard language, if it is not to be dismissed as dead, must have a body of users. Acceptance of the norm, even by a small but influential group, is part of the life of the language. Any learning requires the expenditure of time and effort, and it must somehow contribute to the well-being of the learners if they are not to shirk their lessons. A standard language that is the instrument of an authority, such as a government, can offer its users material rewards in the form of power and position. One that is the instrument of a religious fellowship, such as a church, can also offer its users rewards in the hereafter. National languages have offered membership in the nation, an identity that gives one entry into a new kind of group, which is not just kinship, or government, or religion, but a novel and peculiarly modern brew of all three. </text:p>
              </text:list-item>
            </text:list>
          </draw:text-box>
        </draw:frame>
        <presentation:notes draw:style-name="dp2">
          <draw:page-thumbnail draw:style-name="gr3" draw:layer="layout" svg:width="14.848cm" svg:height="11.136cm" svg:x="3.075cm" svg:y="2.257cm" draw:page-number="27" presentation:class="page"/>
          <draw:frame presentation:style-name="pr6" draw:text-style-name="P4"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Conclusion</text:p>
          </draw:text-box>
        </draw:frame>
        <draw:frame presentation:style-name="pr4" draw:text-style-name="P7" draw:layer="layout" svg:width="25.5cm" svg:height="13cm" svg:x="1cm" svg:y="5.5cm" presentation:class="outline" presentation:user-transformed="true">
          <draw:text-box>
            <text:list text:style-name="L2">
              <text:list-item>
                <text:p text:style-name="P7">The four aspects of language development that we have now isolated as crucial features in taking the step from “dialect” to “language,” from vernacular to standard, are as follows: (1) selection of norm, (2) codification of form, (3) elaboration of function, and (4) acceptance by the community. The first two refer primarily to the form, the last two to the function of language. The first and the last are concerned with society, the second and third with language.</text:p>
              </text:list-item>
            </text:list>
          </draw:text-box>
        </draw:frame>
        <presentation:notes draw:style-name="dp2">
          <draw:page-thumbnail draw:style-name="gr3" draw:layer="layout" svg:width="14.848cm" svg:height="11.136cm" svg:x="3.075cm" svg:y="2.257cm" draw:page-number="28"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3T19:58:03.168204014</meta:creation-date>
    <meta:editing-duration>PT30M40S</meta:editing-duration>
    <meta:editing-cycles>8</meta:editing-cycles>
    <meta:generator>LibreOffice/6.0.1.1$Linux_X86_64 LibreOffice_project/60bfb1526849283ce2491346ed2aa51c465abfe6</meta:generator>
    <dc:title>Alizarin</dc:title>
    <dc:date>2018-04-05T18:52:44.804804710</dc:date>
    <meta:document-statistic meta:object-count="150"/>
    <meta:template xlink:type="simple" xlink:actuate="onRequest" xlink:title="Alizarin" xlink:href="../../../../../../../opt/libreoffice6.0/share/template/common/presnt/Alizarin.otp" meta:date="2018-04-03T19:58:03.047748591"/>
  </office:meta>
</office:document-meta>
</file>